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71a" officeooo:paragraph-rsid="0008c71a"/>
    </style:style>
    <style:style style:name="P2" style:family="paragraph" style:parent-style-name="Standard">
      <style:text-properties officeooo:rsid="000ae05a" officeooo:paragraph-rsid="000ae05a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style:font-name="Linux Libertine Mono O" officeooo:rsid="0008c71a" officeooo:paragraph-rsid="0008c71a"/>
    </style:style>
    <style:style style:name="P4" style:family="paragraph" style:parent-style-name="Standard">
      <style:paragraph-properties fo:margin-left="1.4772in" fo:margin-right="0in" fo:text-indent="0in" style:auto-text-indent="false"/>
      <style:text-properties officeooo:rsid="0008c71a" officeooo:paragraph-rsid="0008c71a"/>
    </style:style>
    <style:style style:name="P5" style:family="paragraph" style:parent-style-name="Standard">
      <style:paragraph-properties fo:margin-left="1.9693in" fo:margin-right="0in" fo:text-indent="0in" style:auto-text-indent="false"/>
      <style:text-properties officeooo:rsid="0008c71a" officeooo:paragraph-rsid="0008c71a"/>
    </style:style>
    <style:style style:name="P6" style:family="paragraph" style:parent-style-name="Title">
      <style:text-properties officeooo:rsid="000cbb83" officeooo:paragraph-rsid="000cbb83"/>
    </style:style>
    <style:style style:name="P7" style:family="paragraph" style:parent-style-name="Text_20_body">
      <style:text-properties officeooo:rsid="000ef046" officeooo:paragraph-rsid="000ef046"/>
    </style:style>
    <style:style style:name="P8" style:family="paragraph" style:parent-style-name="Text_20_body">
      <style:text-properties fo:font-weight="normal" officeooo:rsid="0010ddd3" officeooo:paragraph-rsid="0010ddd3" style:font-weight-asian="normal" style:font-weight-complex="normal"/>
    </style:style>
    <style:style style:name="P9" style:family="paragraph" style:parent-style-name="Text_20_body">
      <style:text-properties fo:font-weight="normal" officeooo:paragraph-rsid="0011d30f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111411" officeooo:paragraph-rsid="0011d30f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11d30f" officeooo:paragraph-rsid="0011d30f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11d30f" officeooo:paragraph-rsid="00121006" style:font-weight-asian="normal" style:font-weight-complex="normal"/>
    </style:style>
    <style:style style:name="P13" style:family="paragraph" style:parent-style-name="Text_20_body" style:list-style-name="L1">
      <style:text-properties officeooo:rsid="0011d30f" officeooo:paragraph-rsid="0011d30f"/>
    </style:style>
    <style:style style:name="P14" style:family="paragraph" style:parent-style-name="Text_20_body">
      <style:text-properties officeooo:rsid="000cbb83" officeooo:paragraph-rsid="000cbb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3d6" style:font-weight-asian="bold" style:font-weight-complex="bold"/>
    </style:style>
    <style:style style:name="T3" style:family="text">
      <style:text-properties fo:font-weight="bold" officeooo:rsid="000ad783" style:font-weight-asian="bold" style:font-weight-complex="bold"/>
    </style:style>
    <style:style style:name="T4" style:family="text">
      <style:text-properties fo:font-weight="bold" officeooo:rsid="0010ddd3" style:font-weight-asian="bold" style:font-weight-complex="bold"/>
    </style:style>
    <style:style style:name="T5" style:family="text">
      <style:text-properties fo:font-weight="bold" officeooo:rsid="001550f2" style:font-weight-asian="bold" style:font-weight-complex="bold"/>
    </style:style>
    <style:style style:name="T6" style:family="text">
      <style:text-properties fo:font-weight="bold" officeooo:rsid="001616ae" style:font-weight-asian="bold" style:font-weight-complex="bold"/>
    </style:style>
    <style:style style:name="T7" style:family="text">
      <style:text-properties fo:font-weight="bold" officeooo:rsid="00187aa1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953d6"/>
    </style:style>
    <style:style style:name="T10" style:family="text">
      <style:text-properties officeooo:rsid="000e7515"/>
    </style:style>
    <style:style style:name="T11" style:family="text">
      <style:text-properties officeooo:rsid="00106724"/>
    </style:style>
    <style:style style:name="T12" style:family="text">
      <style:text-properties officeooo:rsid="0010ddd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0ddd3" style:font-weight-asian="normal" style:font-weight-complex="normal"/>
    </style:style>
    <style:style style:name="T15" style:family="text">
      <style:text-properties fo:font-weight="normal" officeooo:rsid="00111411" style:font-weight-asian="normal" style:font-weight-complex="normal"/>
    </style:style>
    <style:style style:name="T16" style:family="text">
      <style:text-properties fo:font-weight="normal" officeooo:rsid="00121006" style:font-weight-asian="normal" style:font-weight-complex="normal"/>
    </style:style>
    <style:style style:name="T17" style:family="text">
      <style:text-properties fo:font-weight="normal" officeooo:rsid="00140c7e" style:font-weight-asian="normal" style:font-weight-complex="normal"/>
    </style:style>
    <style:style style:name="T18" style:family="text">
      <style:text-properties fo:font-weight="normal" officeooo:rsid="00158f8d" style:font-weight-asian="normal" style:font-weight-complex="normal"/>
    </style:style>
    <style:style style:name="T19" style:family="text">
      <style:text-properties fo:font-weight="normal" officeooo:rsid="001616ae" style:font-weight-asian="normal" style:font-weight-complex="normal"/>
    </style:style>
    <style:style style:name="T20" style:family="text">
      <style:text-properties fo:font-weight="normal" officeooo:rsid="0016a623" style:font-weight-asian="normal" style:font-weight-complex="normal"/>
    </style:style>
    <style:style style:name="T21" style:family="text">
      <style:text-properties fo:font-weight="normal" officeooo:rsid="00180d6f" style:font-weight-asian="normal" style:font-weight-complex="normal"/>
    </style:style>
    <style:style style:name="T22" style:family="text">
      <style:text-properties fo:font-weight="normal" officeooo:rsid="00187aa1" style:font-weight-asian="normal" style:font-weight-complex="normal"/>
    </style:style>
    <style:style style:name="T23" style:family="text">
      <style:text-properties officeooo:rsid="00111411"/>
    </style:style>
    <style:style style:name="T24" style:family="text">
      <style:text-properties officeooo:rsid="0014759a"/>
    </style:style>
    <style:style style:name="T25" style:family="text">
      <style:text-properties officeooo:rsid="001550f2"/>
    </style:style>
    <style:style style:name="T26" style:family="text">
      <style:text-properties officeooo:rsid="00158f8d"/>
    </style:style>
    <style:style style:name="T27" style:family="text">
      <style:text-properties officeooo:rsid="001616ae"/>
    </style:style>
    <style:style style:name="T28" style:family="text">
      <style:text-properties officeooo:rsid="00180d6f"/>
    </style:style>
    <style:style style:name="T29" style:family="text">
      <style:text-properties officeooo:rsid="001a1c7b"/>
    </style:style>
    <style:style style:name="T30" style:family="text">
      <style:text-properties officeooo:rsid="001c78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tarchist Legal Structures</text:p>
      <text:p text:style-name="P14"><text:tab/>The following structures seek to create a “legal programming language” which allows the application of computational methods to law. <text:s/><text:span text:style-name="T11">This enables the creation of responsive organizations that are resilient against corruption.</text:span></text:p>
      <text:p text:style-name="Subtitle">Object: object</text:p>
      <text:p text:style-name="Text_20_body"><text:tab/><text:span text:style-name="T29">A legal, data, or material entity that is capable of being influenced by legal action.</text:span></text:p>
      <text:p text:style-name="Subtitle">Digital contract:</text:p>
      <text:p text:style-name="Text_20_body"><text:tab/><text:span text:style-name="T30">A legally enforceable agreement between two or more parties that is verified and signed using encryption and message digest algorithms.</text:span></text:p>
      <text:p text:style-name="Subtitle">Contract Identifier: <text:span text:style-name="T1">$ID</text:span></text:p>
      <text:p text:style-name="P7"><text:tab/>A unique identifier (DOI, URI, et cetera) that provides an unambiguous identifier to a specific contract.</text:p>
      <text:p text:style-name="Subtitle">Resource Identifier: <text:span text:style-name="T4">URI:$ID</text:span></text:p>
      <text:p text:style-name="Text_20_body"><text:tab/><text:span text:style-name="T12">A resource identifier that hooks into an RDb instance located at URI.</text:span></text:p>
      <text:p text:style-name="Subtitle">Agent <text:span text:style-name="T12">I</text:span>dentifier: <text:span text:style-name="T1">URI:</text:span><text:span text:style-name="T22">object</text:span><text:span text:style-name="T7"> </text:span><text:span text:style-name="T1">ID</text:span></text:p>
      <text:p text:style-name="Text_20_body"><text:span text:style-name="T1"><text:tab/></text:span><text:span text:style-name="T14">An agent identifier that hooks into an RDb instance located at URI.</text:span></text:p>
      <text:p text:style-name="Subtitle"><text:span text:style-name="T13">Process Identifier: </text:span><text:span text:style-name="T1">URI:</text:span><text:span text:style-name="T21">object </text:span><text:span text:style-name="T1">ID</text:span></text:p>
      <text:p text:style-name="P8"><text:tab/>A procress identifier that hooks into an RDb instance located at URI.</text:p>
      <text:p text:style-name="Subtitle">Conditional Contract: <text:span text:style-name="T28">contract class </text:span><text:span text:style-name="T1">CC</text:span> </text:p>
      <text:p text:style-name="P1"><text:tab/>A digitally-coupled contract that performs an action one or more times based on the value of a digital resource meeting the condition. <text:s/>The contract remains dormant while the value does not meet the condition. </text:p>
      <text:p text:style-name="P1"/>
      <text:p text:style-name="Subtitle">Interface Contract: <text:span text:style-name="T28">contract class </text:span><text:span text:style-name="T1">IC</text:span> </text:p>
      <text:p text:style-name="P1"><text:tab/>A highly-generalized contract that provides a framework for high-level behaviors whose details differ depending on application. <text:s/>An interface contract performs no actions by itself, and only works via the creation of an implementary contract. </text:p>
      <text:p text:style-name="P1"/>
      <text:p text:style-name="Subtitle">Extensive Contract: <text:span text:style-name="T1">extends </text:span></text:p>
      <text:p text:style-name="P1"><text:tab/>By including the keyword 'extends' in the head of a datarchist contract, followed by a contract <text:soft-page-break/>class identifier, we shall treat the contract as if it includes all provisions of the contract class following the keyword. <text:s/>The extensive contract can modify specific provisions of the contract by including its subsection ID and rewriting that subsection. </text:p>
      <text:p text:style-name="P1"/>
      <text:p text:style-name="Subtitle">Implementary Contract: <text:span text:style-name="T1">implements </text:span></text:p>
      <text:p text:style-name="P1"><text:tab/>By including the keyword 'implements' in the head of a datarchist contract, followed by a contract interface identifier, we shall treat the contract as if it includes all provisions of the contract class following the keyword. <text:s/>The extensive contract can modify specific provisions of the contract by including its subsection ID and rewriting that subsection. </text:p>
      <text:p text:style-name="P1"/>
      <text:p text:style-name="Subtitle">Linked <text:span text:style-name="T24">Structure</text:span>: <text:span text:style-name="T1">links</text:span></text:p>
      <text:p text:style-name="P2"><text:tab/>By including the keyword 'links' in the head of a datarchist <text:span text:style-name="T24">structure</text:span>, followed by a square-bracketed list of <text:span text:style-name="T24">structure </text:span>identifiers, we shall treat the contract as if it affects any or all of the <text:span text:style-name="T24">structures</text:span> in the list of <text:span text:style-name="T24">structure </text:span>identifiers.</text:p>
      <text:p text:style-name="Subtitle">Summoning (or Entry) Contract: <text:span text:style-name="T20">contract class </text:span><text:span text:style-name="T1">SC extends </text:span><text:span text:style-name="T20">contract class </text:span><text:span text:style-name="T1">CC </text:span></text:p>
      <text:p text:style-name="P1"><text:tab/>A conditional contract which creates an ad-hoc organization by "summoning" signatories through electronic communication. </text:p>
      <text:p text:style-name="P1"/>
      <text:h text:style-name="Heading_20_2" text:outline-level="2"><text:tab/>Summoning contract (SC) parameters: </text:h>
      <text:p text:style-name="P3">#SC: TYPE OWNERSHIP EMP_STATUS EMP_ST_DIFF REV_SHARE REV_USE DUR ST_CHANGE [MEMBER_IDS] </text:p>
      <text:h text:style-name="Heading_20_3" text:outline-level="3"><text:tab/><text:tab/>Organization type: <text:s/></text:h>
      <text:p text:style-name="P1"><text:tab/><text:tab/><text:tab/>Nonprofit <text:s/></text:p>
      <text:p text:style-name="P5">(NP) The organization will remain/become a nonprofit. <text:s/>Recommended for most organizations. </text:p>
      <text:p text:style-name="P1"><text:tab/><text:tab/><text:tab/>Business </text:p>
      <text:p text:style-name="P5">(FP) The organization will remain/become a business. <text:s/>Recommended for organizations supporting tourism. </text:p>
      <text:p text:style-name="P1"><text:tab/><text:tab/><text:tab/>Collective </text:p>
      <text:p text:style-name="P1"><text:tab/><text:tab/><text:tab/><text:tab/>(CP) The organization will remain/become a collective. </text:p>
      <text:p text:style-name="P1"><text:tab/><text:tab/> </text:p>
      <text:h text:style-name="Heading_20_3" text:outline-level="3"><text:tab/><text:tab/>Capital ownership: </text:h>
      <text:p text:style-name="P1"><text:tab/><text:tab/><text:tab/>VO-owned </text:p>
      <text:p text:style-name="P5">(VO) Child organization's capital is held by the VO. <text:s/>Recommended for committed businesses. </text:p>
      <text:p text:style-name="P1"><text:tab/><text:tab/><text:tab/>Child organization-owned </text:p>
      <text:p text:style-name="P5">(CO) Child organization's capital is maintained in its possession. <text:s/>Recommended for nonprofits. </text:p>
      <text:p text:style-name="P1"><text:tab/><text:tab/><text:tab/>Shared </text:p>
      <text:p text:style-name="P5">(SO) Child organization's capital is shared by each organization in <text:soft-page-break/>proportion X% and Y%. <text:s/>Recommended for reluctant businesses. </text:p>
      <text:p text:style-name="P1"><text:tab/><text:tab/><text:tab/>Rented </text:p>
      <text:p text:style-name="P5">(RO) Child organization's capital is owned by one organization and rented to the other at $X/(unit). </text:p>
      <text:p text:style-name="P1"><text:tab/><text:tab/> </text:p>
      <text:h text:style-name="Heading_20_3" text:outline-level="3"><text:tab/><text:tab/>Employee status change: </text:h>
      <text:p text:style-name="P1"><text:tab/><text:tab/><text:tab/>Keep </text:p>
      <text:p text:style-name="P5">(K) Employees will be kept for the initiation of the VO. </text:p>
      <text:p text:style-name="P1"><text:tab/><text:tab/><text:tab/>Opt-in </text:p>
      <text:p text:style-name="P5">(I) Employees must opt-in to the status of employment change. <text:s/>Not opting in is considered a resignation, or a reduction in hours. </text:p>
      <text:p text:style-name="P1"><text:tab/><text:tab/><text:tab/>Opt-out </text:p>
      <text:p text:style-name="P5">(O) Employees must opt-out to the status of employment change. <text:s/>Opting out is considered a resignation, or a reduction in hours. </text:p>
      <text:p text:style-name="P1"><text:tab/><text:tab/><text:tab/>Drop </text:p>
      <text:p text:style-name="P5">(D) Employees will be terminated from the organization on initiation of the VO. </text:p>
      <text:p text:style-name="P1"><text:tab/><text:tab/> </text:p>
      <text:h text:style-name="Heading_20_3" text:outline-level="3"><text:tab/><text:tab/>Revenue share: </text:h>
      <text:p text:style-name="P1"><text:tab/><text:tab/><text:tab/>Parent cost-only </text:p>
      <text:p text:style-name="P5">(CO) Revenue to a VIAAC member is kept entirely, except to cover costs of the VIAAC. </text:p>
      <text:p text:style-name="P1"><text:tab/><text:tab/><text:tab/>Profit-only </text:p>
      <text:p text:style-name="P5">(PO) Revenue to a VIAAC member is kept to cover costs, and the profit given to the VIAAC. </text:p>
      <text:p text:style-name="P1"><text:tab/><text:tab/><text:tab/>Parent </text:p>
      <text:p text:style-name="P5">(RP) Revenue to a VIAAC member goes entirely to the VIAAC. </text:p>
      <text:p text:style-name="P1"><text:tab/><text:tab/><text:tab/>Child </text:p>
      <text:p text:style-name="P5">(RC) Revenue to a VIAAC member is kept entirely. </text:p>
      <text:p text:style-name="P1"><text:tab/><text:tab/><text:tab/> </text:p>
      <text:h text:style-name="Heading_20_3" text:outline-level="3"><text:tab/><text:tab/>Revenue use: </text:h>
      <text:p text:style-name="P1"><text:tab/><text:tab/><text:tab/>Recruitment </text:p>
      <text:p text:style-name="P5">(R) Used to increase membership in the VIAAC. </text:p>
      <text:p text:style-name="P1"><text:tab/><text:tab/><text:tab/>Capital </text:p>
      <text:p text:style-name="P5">(C) Used to obtain capital for the VIAAC. </text:p>
      <text:p text:style-name="P1"><text:tab/><text:tab/><text:tab/>Wages </text:p>
      <text:p text:style-name="P5">(W) Used to pay individual members of the VIAAC. </text:p>
      <text:h text:style-name="Heading_20_3" text:outline-level="3"><text:tab/><text:tab/>Duration: </text:h>
      <text:p text:style-name="P1"><text:tab/><text:tab/><text:tab/>VO failure </text:p>
      <text:p text:style-name="P5">(FFF) Contract will terminate on failure of the VO. </text:p>
      <text:p text:style-name="P1"><text:tab/><text:tab/><text:tab/>Terminal </text:p>
      <text:p text:style-name="P5">(TXX) Contract will terminate after XX years. </text:p>
      <text:p text:style-name="P1"><text:tab/><text:tab/><text:tab/>Conditional </text:p>
      <text:p text:style-name="P5">(TID) Contract will terminate after condition ID. </text:p>
      <text:p text:style-name="P1"><text:soft-page-break/><text:tab/><text:tab/> </text:p>
      <text:h text:style-name="Heading_20_3" text:outline-level="3"><text:tab/><text:tab/>State changes: </text:h>
      <text:p text:style-name="P1"><text:tab/><text:tab/><text:tab/>Contract systems </text:p>
      <text:p text:style-name="P5">(CSM) A contract system or contract state machine (CSM) is a group of conditional contracts that interact with one another to form a sort of legal finite state machine. </text:p>
      <text:p text:style-name="P1"><text:tab/><text:tab/><text:tab/>Performance measures </text:p>
      <text:p text:style-name="P5">(PRF) A contract condition based on the performance of the VIAAC, the VO, or a specific member organization. </text:p>
      <text:p text:style-name="P1"><text:tab/><text:tab/><text:tab/>Interactive events </text:p>
      <text:p text:style-name="P5">(INT) A contract condition based on the presence or action of a nearby VIAAC. </text:p>
      <text:p text:style-name="P1"><text:tab/> </text:p>
      <text:h text:style-name="Heading_20_3" text:outline-level="3"><text:tab/><text:tab/>Legalized proportion: </text:h>
      <text:p text:style-name="P4"><text:span text:style-name="T8">Mostly legal</text:span> - The VIAAC's behavior will be primarily programmed through contract systems. <text:s/>Recommended for VIAACs with few devoted members. </text:p>
      <text:p text:style-name="P4"><text:span text:style-name="T8">Mostly computational</text:span> - The VIAAC's behavior will be primarily programmed into its supporting computer systems. <text:s/>Recommended for VIAACs intended to be responsive or experimental. </text:p>
      <text:p text:style-name="P1"><text:tab/> </text:p>
      <text:h text:style-name="Heading_20_3" text:outline-level="3"><text:tab/><text:tab/>Entry contract requirements: </text:h>
      <text:p text:style-name="P4"><text:span text:style-name="T8">Legal consultation</text:span>: The EC structure should, at some point, be examined by a lawyer to ensure its validity and evaluate whether or not there are types of laws that would invalidate it. </text:p>
      <text:p text:style-name="P4"><text:span text:style-name="T8">EC building tool</text:span>: A software tool that allows users to easily build ECs and plug in relevant laws from a database of previous progress. It should lower the barriers to entry for new, nearby VIAACs to be created. </text:p>
      <text:p text:style-name="P4"><text:span text:style-name="T8">Recruitment strategy</text:span>: A reliable strategy to convince organizations of the benefits of entering a VIAAC should be created. </text:p>
      <text:p text:style-name="P1"/>
      <text:p text:style-name="Subtitle">Relief (or Exit) Contract: <text:span text:style-name="T27">contract class </text:span><text:span text:style-name="T1">RC extends </text:span><text:span text:style-name="T19">contract class</text:span><text:span text:style-name="T6"> </text:span><text:span text:style-name="T1">CC </text:span></text:p>
      <text:p text:style-name="P1"><text:tab/>A conditional contract which dissolves an ad-hoc organization by "relieving" signatories through electronic communication. </text:p>
      <text:p text:style-name="P1"/>
      <text:p text:style-name="Subtitle">Modification Contract: <text:span text:style-name="T26">contract class </text:span><text:span text:style-name="T1">MC extends </text:span><text:span text:style-name="T18">contract class </text:span><text:span text:style-name="T1">CC </text:span><text:span text:style-name="T2">links </text:span><text:span text:style-name="T3">[</text:span><text:span text:style-name="T18">contract </text:span><text:span text:style-name="T2">ID</text:span><text:span text:style-name="T3">]</text:span></text:p>
      <text:p text:style-name="P1"><text:tab/>A conditional contract <text:span text:style-name="T9">which allows the replacement of any contract in the list [ID].</text:span></text:p>
      <text:p text:style-name="P1"/>
      <text:p text:style-name="Subtitle">Computer-controlled Trust: <text:span text:style-name="T28">object </text:span><text:span text:style-name="T1">CCT</text:span></text:p>
      <text:p text:style-name="Text_20_body"><text:tab/><text:span text:style-name="T10">A trust whose assets can be controlled automatically by a remote machine. <text:s/>The machine should </text:span><text:soft-page-break/><text:span text:style-name="T10">include an inventory of the trust as well as a log-based file system to allow reversibility and review.</text:span></text:p>
      <text:p text:style-name="Subtitle">Viable Contract System: <text:span text:style-name="T28">object </text:span><text:span text:style-name="T1">VCS</text:span></text:p>
      <text:p text:style-name="P9"><text:tab/><text:span text:style-name="T23">A group of contracts that forms an organization or process that implements the Viable Systems Model (VSM):</text:span></text:p>
      <text:list xml:id="list8934844476935494380" text:style-name="L1">
        <text:list-item>
          <text:p text:style-name="P10">System 1, the primary activities.<text:line-break/>The set of signatories (which may be individuals, organizations, or processes)</text:p>
        </text:list-item>
        <text:list-item>
          <text:p text:style-name="P13"><text:span text:style-name="T15">S</text:span><text:span text:style-name="T13">ystem 2, internal conflict resolution.<text:line-break/>The </text:span><text:span text:style-name="T16">summoning </text:span><text:span text:style-name="T17">and relief </text:span><text:span text:style-name="T16">contract</text:span><text:span text:style-name="T17">s</text:span><text:span text:style-name="T13">.</text:span></text:p>
        </text:list-item>
        <text:list-item>
          <text:p text:style-name="P13"><text:span text:style-name="T13">System 3, internal activity optimization.<text:line-break/></text:span><text:span text:style-name="T16">The organization charter</text:span><text:span text:style-name="T13">.</text:span></text:p>
        </text:list-item>
        <text:list-item>
          <text:p text:style-name="P11">System 4, surviving in a changing environment.<text:line-break/>The modification contract.</text:p>
        </text:list-item>
        <text:list-item>
          <text:p text:style-name="P12">System 5, coordination of activities as a whole.<text:line-break/>The ad hoc contract.</text:p>
        </text:list-item>
      </text:list>
      <text:p text:style-name="Subtitle"><text:span text:style-name="T25">Transfer</text:span> Contract: <text:span text:style-name="T1">#</text:span><text:span text:style-name="T5">T</text:span></text:p>
      <text:p text:style-name="Text_20_body"><text:tab/><text:span text:style-name="T25">Creates a computer-controlled trust (CC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9:55:11.505487447</meta:creation-date>
    <dc:date>2014-06-24T07:19:17.787683851</dc:date>
    <meta:editing-duration>PT17H27M46S</meta:editing-duration>
    <meta:editing-cycles>28</meta:editing-cycles>
    <meta:generator>LibreOffice/4.2.3.3$Linux_x86 LibreOffice_project/420m0$Build-3</meta:generator>
    <meta:document-statistic meta:table-count="0" meta:image-count="0" meta:object-count="0" meta:page-count="5" meta:paragraph-count="112" meta:word-count="1095" meta:character-count="7421" meta:non-whitespace-character-count="6210"/>
  </office:meta>
</office:document-meta>
</file>